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nvironmentGroup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EnvironmentGroup.getMapData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EnvironmentGroup.ResourceEnvironment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EnvironmentGroup.setComplete( boolean 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EnvironmentGroup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EnvironmentGroup.getMapPageOverla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EnvironmentGroup.getPreprocessPresentationObje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EnvironmentGroup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EnvironmentGroup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EnvironmentGroup.ResourceEnvironmen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